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Calibri" fo:font-size="32pt" fo:font-weight="bold" style:font-size-asian="32pt" style:font-weight-asian="bold" style:font-size-complex="32pt" style:font-weight-complex="bold"/>
    </style:style>
    <style:style style:name="P3" style:family="paragraph" style:parent-style-name="Standard">
      <style:paragraph-properties fo:text-align="justify" style:justify-single-word="fals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Calibri"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Calibri"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Courier New" fo:font-size="10pt" style:text-underline-style="none"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ab-stops>
          <style:tab-stop style:position="6.904cm"/>
        </style:tab-stops>
      </style:paragraph-properties>
      <style:text-properties fo:color="#000000" style:font-name="Calibri"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ab-stops>
          <style:tab-stop style:position="6.904cm"/>
        </style:tab-stops>
      </style:paragraph-properties>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ab-stops>
          <style:tab-stop style:position="6.904cm"/>
        </style:tab-stops>
      </style:paragraph-properties>
      <style:text-properties fo:color="#000000" style:font-name="Courier New" fo:font-size="10pt" style:text-underline-style="none"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color="#6666ff" style:font-name="Courier New" fo:font-size="10pt" style:text-underline-style="none"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ab-stops>
          <style:tab-stop style:position="6.904cm"/>
        </style:tab-stops>
      </style:paragraph-properties>
      <style:text-properties fo:color="#6666ff"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list-style-name="L1">
      <style:paragraph-properties fo:text-align="start" style:justify-single-word="false"/>
      <style:text-properties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Standard" style:list-style-name="L1">
      <style:paragraph-properties fo:text-align="start" style:justify-single-word="false"/>
      <style:text-properties style:font-name="Calibri"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Calibri" fo:font-size="12pt" style:text-underline-style="none"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Calibri" fo:font-size="12pt" style:text-underline-style="none" fo:font-weight="bold" style:font-size-asian="12pt" style:font-weight-asian="bold" style:font-size-complex="12pt" style:font-weight-complex="bold"/>
    </style:style>
    <style:style style:name="P18" style:family="paragraph" style:parent-style-name="Standard" style:list-style-name="L1">
      <style:paragraph-properties fo:text-align="start" style:justify-single-word="fals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font-name="Calibri"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20" style:family="paragraph" style:parent-style-name="Standard">
      <style:paragraph-properties fo:text-align="justify" style:justify-single-word="false"/>
      <style:text-properties style:font-name="Courier New" fo:font-size="10pt" style:text-underline-style="none" fo:font-weight="normal" style:font-size-asian="10pt" style:font-weight-asian="normal" style:font-size-complex="10pt" style:font-weight-complex="normal"/>
    </style:style>
    <style:style style:name="T1" style:family="text">
      <style:text-properties style:text-underline-style="none" fo:font-weight="normal" style:font-weight-asian="normal" style:font-weight-complex="normal"/>
    </style:style>
    <style:style style:name="T2" style:family="text">
      <style:text-properties fo:color="#6666ff"/>
    </style:style>
    <style:style style:name="T3" style:family="text">
      <style:text-properties fo:color="#6666ff" style:font-name="Courier New" fo:font-size="10pt" fo:font-style="normal" style:font-size-asian="10pt" style:font-style-asian="normal" style:font-size-complex="10pt" style:font-style-complex="normal"/>
    </style:style>
    <style:style style:name="T4" style:family="text">
      <style:text-properties fo:color="#007826"/>
    </style:style>
    <style:style style:name="T5" style:family="text">
      <style:text-properties fo:color="#007826" style:font-name="Courier New"/>
    </style:style>
    <style:style style:name="T6" style:family="text">
      <style:text-properties fo:color="#007826" style:font-name="Calibri" fo:font-size="12pt" fo:font-weight="bold" style:font-size-asian="12pt" style:font-weight-asian="bold" style:font-size-complex="12pt" style:font-weight-complex="bold"/>
    </style:style>
    <style:style style:name="T7" style:family="text">
      <style:text-properties fo:color="#007826" style:font-name="Courier New"/>
    </style:style>
    <style:style style:name="T8" style:family="text">
      <style:text-properties fo:color="#007826" style:font-name="Courier New" fo:font-size="12pt" fo:font-weight="bold" style:font-size-asian="12pt" style:font-weight-asian="bold" style:font-size-complex="12pt" style:font-weight-complex="bold"/>
    </style:style>
    <style:style style:name="T9" style:family="text">
      <style:text-properties fo:color="#007826" style:font-name="Courier New"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style:font-name="Courier New" fo:font-size="10pt" fo:font-style="normal" style:font-size-asian="10pt" style:font-style-asian="normal" style:font-size-complex="10pt" style:font-style-complex="normal"/>
    </style:style>
    <style:style style:name="T14" style:family="text">
      <style:text-properties fo:font-weight="normal" style:font-weight-asian="normal" style:font-weight-complex="normal"/>
    </style:style>
    <style:style style:name="T15" style:family="text">
      <style:text-properties fo:color="#000000" style:font-name="Courier New"/>
    </style:style>
    <style:style style:name="T16" style:family="text">
      <style:text-properties fo:color="#ff99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otSoccer Referenz </text:p>
      <text:p text:style-name="P2">Dokument</text:p>
      <text:p text:style-name="P1"/>
      <text:p text:style-name="P3"/>
      <text:p text:style-name="P4">In BotSoccer treten Bots bzw. AIs gegeneinander in einem fussballähnlichem Spiel mit 4 Spielern pro AI gegeneinander an. Ziel des Spiels ist es den Ball hinter die Torlinie des Gegners zu bewegen und nach Ablauf der Zeit mehr erzielte Tore als der Gegner zu haben. </text:p>
      <text:p text:style-name="P4">Die AIs sind in der Skriptsprache LUA geschriebene Textdateien mit der Endung ".lua" im Unterordner „AI“ im Hauptverzeichnis des Spiels. Als Grundgerüst einer AI kann die Datei „base.lua“ benutzt werden. In der Datei sind 4 Funktionen definiert, die Schnittstellen zum Spiel darstellen:</text:p>
      <text:list xml:id="list6513804641358937007" text:style-name="L1">
        <text:list-item>
          <text:p text:style-name="P14">AI.initialize()</text:p>
        </text:list-item>
      </text:list>
      <text:p text:style-name="P5"><text:tab/>Diese Funktion wird einmal zu Anfang eines Matches aufgerufen und kann genutzt werden <text:tab/>um Variablen zu initialisieren und die Startformation der Spieler zu setzen.</text:p>
      <text:list xml:id="list42464506" text:continue-numbering="true" text:style-name="L1">
        <text:list-item>
          <text:p text:style-name="P14">AI.update()</text:p>
          <text:p text:style-name="P15">Die update-Funktion ist die Hauptfunktion der AI. Für jeden Spieler der AI wird sie jeden Frame aufgerufen, d.h. 4 mal pro Frame. Jeder Spieler kann einen Impuls bekommen sich in eine Richtung zu bewegen und entscheiden ob er schießen will. </text:p>
        </text:list-item>
        <text:list-item>
          <text:p text:style-name="P14">AI.onGoal()</text:p>
          <text:p text:style-name="P15">Diese Funktion wird aufgerufen wenn jemand ein Tor erzielt. Sie kann benutzt werden um strategisch auf Spielstände zu reagieren.</text:p>
        </text:list-item>
        <text:list-item>
          <text:p text:style-name="P14">AI.finalize()</text:p>
          <text:p text:style-name="P18"><text:span text:style-name="T1">Diese Funktion wird einmal am Ende des Spiels aufgerufen. Sie kann benutzt werden um Statistiken zu speichern oder die AI lernen zu lassen.</text:span><text:line-break/></text:p>
        </text:list-item>
      </text:list>
      <text:p text:style-name="P1">EasyAI</text:p>
      <text:p text:style-name="P4">Im folgenden wird ein einfacher Bot entwickelt um die Grundkonzepte zu verdeutlichen. Dazu kopieren wir zunächst die Datei „base.lua“ und benennen die Kopie in „EasyAI.lua“ um.</text:p>
      <text:p text:style-name="P4">Die AI soll auf dem einfachen Prinzip beruhen, dass die Spieler sich immer zum Ball zu bewegen und schießen sobald sie dem Ball nahe sind. Um einen Spieler zu bewegen kann ihm ein Bewegungsimpuls mittels der Funktion <text:span text:style-name="T10">move(vx,vy)</text:span> gegeben werden. <text:span text:style-name="T10">(vx,vy)</text:span> ist hierbei die Richtung und wird repräsentiert durch einen Vektor. Um also einen Spieler zu einem bestimmten Punkt zu bewegen, kann der Vektor zwischen der Position des Spielers und dem Punkt mithilfe der Funktion <text:span text:style-name="T10">vector(x1,y1,x2,y2)</text:span> berechnet werden und der resultierende Vektor als Argument für die move-Funktion benutzt werden:</text:p>
      <text:p text:style-name="P4"/>
      <text:p text:style-name="P7"><text:span text:style-name="T2">function</text:span> AI.update()</text:p>
      <text:p text:style-name="P7"><text:tab/><text:span text:style-name="T2">local</text:span> x,y = <text:span text:style-name="T4">getMyPlayerPosition</text:span>()</text:p>
      <text:p text:style-name="P7"><text:tab/><text:span text:style-name="T2">local</text:span> bx,by = <text:span text:style-name="T4">getBallPosition</text:span>()</text:p>
      <text:p text:style-name="P7"><text:tab/></text:p>
      <text:p text:style-name="P7"><text:tab/><text:span text:style-name="T2">local</text:span> vx,vy = <text:span text:style-name="T4">vector</text:span>(x,y,bx,by)</text:p>
      <text:p text:style-name="P7"><text:tab/><text:span text:style-name="T4">move</text:span>(vx,vy)</text:p>
      <text:p text:style-name="P7"/>
      <text:p text:style-name="P7"><text:tab/><text:span text:style-name="T2">if</text:span> <text:span text:style-name="T4">pointDistance</text:span>(x,y,bx,by) &lt; 40 <text:span text:style-name="T2">then</text:span></text:p>
      <text:p text:style-name="P7"><text:tab/><text:tab/><text:span text:style-name="T4">shoot</text:span>()</text:p>
      <text:p text:style-name="P7"><text:tab/><text:span text:style-name="T2">end</text:span></text:p>
      <text:p text:style-name="P12">end</text:p>
      <text:p text:style-name="P12"/>
      <text:p text:style-name="P4"><text:soft-page-break/>Die untere If-Abfrage benutzt die Funktion <text:span text:style-name="T10">pointDistance(x1,y1,x2,y2)</text:span> um zu testen ob der Spieler nahe des Balls ist (&lt;40 Pixel) und schießt genau dann.</text:p>
      <text:p text:style-name="P4">Nun wollen wir jedoch nicht, dass alle Spieler dem Ball als Pulk hinterherlaufen. Um dieses Problem zu lösen, bewegen wir nur den Spieler der dem Ball am nächsten ist zum Ball. Dazu schreiben wir eine neue Funktion <text:span text:style-name="T10">getTeammateClosestToBall()</text:span> die uns die Spielernummer des Teamkameraden zurückgibt, der dem Ball am nächsten ist:</text:p>
      <text:p text:style-name="P4"/>
      <text:p text:style-name="P7"><text:span text:style-name="T2">function</text:span> getTeammateClosestToBall()</text:p>
      <text:p text:style-name="P7"><text:tab/><text:span text:style-name="T2">local</text:span> bx,by = <text:span text:style-name="T4">getBallPosition</text:span>()</text:p>
      <text:p text:style-name="P7"><text:tab/><text:span text:style-name="T2">local</text:span> mate = 0</text:p>
      <text:p text:style-name="P7"><text:tab/><text:span text:style-name="T2">local</text:span> mindist = 1000000</text:p>
      <text:p text:style-name="P7"><text:tab/><text:span text:style-name="T2">for</text:span> k=1,4 <text:span text:style-name="T2">do</text:span></text:p>
      <text:p text:style-name="P7"><text:tab/><text:tab/><text:span text:style-name="T2">local</text:span> x,y = <text:span text:style-name="T4">getTeammatePosition</text:span>(k)</text:p>
      <text:p text:style-name="P7"><text:tab/><text:tab/><text:span text:style-name="T2">if</text:span> mindist &gt; <text:span text:style-name="T4">pointDistance</text:span>(x,y,bx,by) <text:span text:style-name="T2">then</text:span></text:p>
      <text:p text:style-name="P7"><text:tab/><text:tab/><text:tab/>mate = k</text:p>
      <text:p text:style-name="P7"><text:tab/><text:tab/><text:tab/>mindist = <text:span text:style-name="T4">pointDistance</text:span>(x,y,bx,by)</text:p>
      <text:p text:style-name="P7"><text:tab/><text:tab/><text:span text:style-name="T2">end</text:span></text:p>
      <text:p text:style-name="P7"><text:tab/><text:span text:style-name="T2">end</text:span></text:p>
      <text:p text:style-name="P7"><text:tab/><text:span text:style-name="T2">return</text:span> mate</text:p>
      <text:p text:style-name="P12">end</text:p>
      <text:p text:style-name="P12"/>
      <text:p text:style-name="P9">In dieser Funktion benutzen wir eine For-Schleife um über die Spielernummern 1 bis 4 mithilfe der Variable <text:span text:style-name="T10">k</text:span> zu laufen. Dann holen wir uns die über die Funktion <text:span text:style-name="T10">getTeammatePosition(k) </text:span><text:span text:style-name="T12">die Position des k-ten Spielers aus unserem Team. Nun testen wir ob wir eine kleinere Distanz gefunden haben als die bisher minimalste. Falls ja, haben wir den bisher nächsten Teamkameraden zum Ball gefunden und setzen speichern die Spielernummer in </text:span><text:span text:style-name="T10">mate</text:span><text:span text:style-name="T12"> und die neue minimale Distanz in </text:span><text:span text:style-name="T10">mindist</text:span><text:span text:style-name="T12">. Schließlich geben wir die Spielernummer vom nächsten Teamkameraden zurück.</text:span></text:p>
      <text:p text:style-name="P9"><text:span text:style-name="T12">Dies können wir nun in unsere </text:span><text:span text:style-name="T10">AI.update()</text:span><text:span text:style-name="T12"> auf folgende Weise einbauen:</text:span></text:p>
      <text:p text:style-name="P10"/>
      <text:p text:style-name="P9"><text:span text:style-name="T3">function</text:span><text:span text:style-name="T13"> AI.update()</text:span></text:p>
      <text:p text:style-name="P7"><text:tab/><text:span text:style-name="T2">local</text:span> x,y = <text:span text:style-name="T4">getMyPosition</text:span>()</text:p>
      <text:p text:style-name="P7"><text:tab/><text:span text:style-name="T2">local</text:span> bx,by = <text:span text:style-name="T4">getBallPosition</text:span>()</text:p>
      <text:p text:style-name="P7"/>
      <text:p text:style-name="P7"><text:tab/><text:span text:style-name="T2">if</text:span> <text:span text:style-name="T4">getTeammateClosestToBall</text:span>() == <text:span text:style-name="T4">getMyPlayerNumber</text:span>() <text:span text:style-name="T2">then</text:span></text:p>
      <text:p text:style-name="P7"><text:span text:style-name="T2"><text:tab/><text:tab/>local</text:span> vx,vy = <text:span text:style-name="T4">vector</text:span>(x,y,bx,by)</text:p>
      <text:p text:style-name="P7"><text:tab/><text:tab/><text:span text:style-name="T4">move</text:span>(vx,vy)</text:p>
      <text:p text:style-name="P7"><text:tab/><text:span text:style-name="T2">end</text:span></text:p>
      <text:p text:style-name="P7"/>
      <text:p text:style-name="P7"><text:tab/><text:span text:style-name="T2">if</text:span> <text:span text:style-name="T4">pointDistance</text:span>(x,y,bx,by) &lt; 40 <text:span text:style-name="T2">then</text:span></text:p>
      <text:p text:style-name="P7"><text:tab/><text:tab/><text:span text:style-name="T4">shoot</text:span>()</text:p>
      <text:p text:style-name="P7"><text:tab/><text:span text:style-name="T2">end</text:span></text:p>
      <text:p text:style-name="P12">end</text:p>
      <text:p text:style-name="P13"/>
      <text:p text:style-name="P11"/>
      <text:p text:style-name="P9"><text:span text:style-name="T12">Damit ist die </text:span><text:span text:style-name="T10">EasyAI</text:span><text:span text:style-name="T12"> fertig, aber sie kann noch auf viele Weisen verbessert werden. Zum Beispiel ist es vermutlich nicht sinnvoll immer zu schießen und auch nicht sich immer direkt zum Ball zu bewegen. Irgendwie sollten der Bot auch die Positionen der Tore miteinbeziehen. Er bietet allerdings auch einen guten Ausgangspunkt für neue Ideen.</text:span></text:p>
      <text:p text:style-name="P8"/>
      <text:p text:style-name="P1"/>
      <text:p text:style-name="P1"/>
      <text:p text:style-name="P1"/>
      <text:p text:style-name="P1"/>
      <text:p text:style-name="P1"><text:soft-page-break/>Funktionsreferenz</text:p>
      <text:p text:style-name="P6"/>
      <text:p text:style-name="P6">markLine(x1,y1,x2,y2)</text:p>
      <text:p text:style-name="P4">Markiert eine Linie auf dem Spielfeld vom Punkt <text:span text:style-name="T10">(x1,y1)</text:span> zu Punkt<text:span text:style-name="T10"> (x2,y2)</text:span>. Die Punkte müssen im Spielfeld liegen, sonst wirft die Funktion einen Fehler. Diese Funktion ist zu Debugzwecken gedacht und ist im Turniermodus abgeschaltet.</text:p>
      <text:p text:style-name="P6"/>
      <text:p text:style-name="P6">markPoint(x,y)</text:p>
      <text:p text:style-name="P4">Markiert einen Punkt <text:span text:style-name="T10">(x,y)</text:span> auf dem Spielfeld. Der Punkt muss im Spielfeld liegen, sonst wirft die Funktion einen Fehler. Diese Funktion ist zu Debugzwecken gedacht und ist im Turniermodus abgeschaltet.</text:p>
      <text:p text:style-name="P4"/>
      <text:p text:style-name="P6">clearLine()</text:p>
      <text:p text:style-name="P6">clearPoint()</text:p>
      <text:p text:style-name="P4">Entfernt die markierte Linie bzw. den markierten Punkt.</text:p>
      <text:p text:style-name="P6"/>
      <text:p text:style-name="P6">getMyGoalPosition()</text:p>
      <text:p text:style-name="P4">Gibt die <text:span text:style-name="T10">x</text:span> und <text:span text:style-name="T10">y </text:span>Koordinaten des Tores der AI zurück.</text:p>
      <text:p text:style-name="P4">Beispiel: </text:p>
      <text:p text:style-name="P7"><text:span text:style-name="T2">local</text:span> x,y = <text:span text:style-name="T4">getMyGoalPosition</text:span>()</text:p>
      <text:p text:style-name="P4"/>
      <text:p text:style-name="P6">getOpponentGoalPosition()</text:p>
      <text:p text:style-name="P4">Gibt die <text:span text:style-name="T10">x</text:span> und <text:span text:style-name="T10">y</text:span> Koordinaten des Tores des Gegners der AI zurück.</text:p>
      <text:p text:style-name="P4">Beispiel: </text:p>
      <text:p text:style-name="P7"><text:span text:style-name="T2">local</text:span> x,y = <text:span text:style-name="T4">getOpponentGoalPosition</text:span>()</text:p>
      <text:p text:style-name="P6"/>
      <text:p text:style-name="P6">getMyPlayerNumber()</text:p>
      <text:p text:style-name="P4">Gibt die Spielernummer des Spielers zurück für den die update-Funktion momentan ausgeführt wird. Die Funktion kann also nur sinnvoll in der update-Funktion benutzt werden.</text:p>
      <text:p text:style-name="P4">Beispiel: </text:p>
      <text:p text:style-name="P7"><text:span text:style-name="T2">local</text:span> myself = <text:span text:style-name="T4">getMyPlayerNumber</text:span>()</text:p>
      <text:p text:style-name="P6"/>
      <text:p text:style-name="P6">getName()</text:p>
      <text:p text:style-name="P4">Gibt den Namen der aktuell ausgeführten AI zurück.</text:p>
      <text:p text:style-name="P4">Beispiel: </text:p>
      <text:p text:style-name="P7"><text:span text:style-name="T2">local</text:span> myname = <text:span text:style-name="T4">getName</text:span>()</text:p>
      <text:p text:style-name="P7"><text:span text:style-name="T4">chat</text:span>(myname)</text:p>
      <text:p text:style-name="P4"/>
      <text:p text:style-name="P6">getTeamNumber()</text:p>
      <text:p text:style-name="P4">Gibt die Teamnummer der AI zurück. Hiermit kann festgestellt werden, ob von links nach rechts gespielt wird (<text:span text:style-name="T10">getTeamNumber()</text:span> ist dann 1) oder von rechts nach links (<text:span text:style-name="T10">getTeamNumber()</text:span> ist 2).</text:p>
      <text:p text:style-name="P4"/>
      <text:p text:style-name="P6">chat(message)</text:p>
      <text:p text:style-name="P4">Schreibt eine Nachricht in den Chat.</text:p>
      <text:p text:style-name="P4">Beispiel:</text:p>
      <text:p text:style-name="P7"><text:span text:style-name="T4">chat</text:span>("Mein Name ist " .. <text:span text:style-name="T4">getName</text:span>() .. "!")</text:p>
      <text:p text:style-name="P6"/>
      <text:p text:style-name="P6">vecLength(v1,v2)</text:p>
      <text:p text:style-name="P4">Gibt die Länge des Vektors <text:span text:style-name="T10">(v1,v2)</text:span> zurück.</text:p>
      <text:p text:style-name="P6"/>
      <text:p text:style-name="P6"><text:soft-page-break/>vecNormalize(v1,v2)</text:p>
      <text:p text:style-name="P4">Gibt einen neuen Vektor der Länge <text:span text:style-name="T10">1</text:span> zurück, der in die selbe Richtung zeigt wie <text:span text:style-name="T10">(v1,v2)</text:span>.</text:p>
      <text:p text:style-name="P4">Beispiel: </text:p>
      <text:p text:style-name="P7"><text:span text:style-name="T2">local</text:span> vn1, vn2 = <text:span text:style-name="T4">vecNormalize</text:span>(v1,v2)</text:p>
      <text:p text:style-name="P7"/>
      <text:p text:style-name="P6">pointDistance(x1,y1,x2,y2)</text:p>
      <text:p text:style-name="P4">Gibt die Distanz zwischen den Punkten <text:span text:style-name="T10">(x1,y1)</text:span> und <text:span text:style-name="T10">(x2,y2)</text:span> zurück.</text:p>
      <text:p text:style-name="P4">Beispiel: </text:p>
      <text:p text:style-name="P7"><text:span text:style-name="T2">local</text:span> dist = <text:span text:style-name="T4">pointDistance</text:span>(x1,y1,x2,y2)</text:p>
      <text:p text:style-name="P6"/>
      <text:p text:style-name="P6">getBallPosition()</text:p>
      <text:p text:style-name="P4">Gibt die <text:span text:style-name="T10">x</text:span> und <text:span text:style-name="T10">y</text:span> Koordinaten des Balls zurück. </text:p>
      <text:p text:style-name="P4">Beispiel: </text:p>
      <text:p text:style-name="P7"><text:span text:style-name="T2">local</text:span> bx,by = <text:span text:style-name="T4">getBallPosition</text:span>()</text:p>
      <text:p text:style-name="P4"/>
      <text:p text:style-name="P6">getMyPosition()</text:p>
      <text:p text:style-name="P4">Gibt die <text:span text:style-name="T10">x</text:span> und <text:span text:style-name="T10">y</text:span> Koordinaten des Spielers zurück, für den die update-Funktion aktuell ausgeführt wird. Die Funktion kann also nur sinnvoll in der update-Funktion benutzt werden.</text:p>
      <text:p text:style-name="P4">Beispiel: </text:p>
      <text:p text:style-name="P7"><text:span text:style-name="T2">local</text:span> x,y = <text:span text:style-name="T4">getMyPosition</text:span>()</text:p>
      <text:p text:style-name="P6"/>
      <text:p text:style-name="P6">getTeammatePosition(i)</text:p>
      <text:p text:style-name="P6"><text:span text:style-name="T14">Gibt die </text:span><text:span text:style-name="T11">x</text:span><text:span text:style-name="T14"> und </text:span><text:span text:style-name="T11">y</text:span><text:span text:style-name="T14"> Koordinaten des Teamkameraden </text:span><text:span text:style-name="T11">i </text:span><text:span text:style-name="T14">des Spielers zurück, für den die update-Funktion aktuell ausgeführt wird. Die Funktion kann also nur sinnvoll in der update-Funktion benutzt werden.</text:span></text:p>
      <text:p text:style-name="P4">Beispiel: </text:p>
      <text:p text:style-name="P7"><text:span text:style-name="T2">local</text:span> x,y = <text:span text:style-name="T4">getTeammatePosition</text:span>(i)</text:p>
      <text:p text:style-name="P6"/>
      <text:p text:style-name="P6">getOpponentPlayerPosition(i)</text:p>
      <text:p text:style-name="P6"><text:span text:style-name="T14">Gibt die </text:span><text:span text:style-name="T11">x</text:span><text:span text:style-name="T14"> und </text:span><text:span text:style-name="T11">y</text:span><text:span text:style-name="T14"> Koordinaten des Gegnerspielers </text:span><text:span text:style-name="T11">i </text:span><text:span text:style-name="T14">des Spielers zurück, für den die update-Funktion aktuell ausgeführt wird. Die Funktion kann also nur sinnvoll in der update-Funktion benutzt werden.</text:span></text:p>
      <text:p text:style-name="P4">Beispiel: </text:p>
      <text:p text:style-name="P7"><text:span text:style-name="T2">local</text:span> x,y = <text:span text:style-name="T4">getOpponentPlayerPosition</text:span>(i)</text:p>
      <text:p text:style-name="P6"/>
      <text:p text:style-name="P6">getBallRadius()</text:p>
      <text:p text:style-name="P6">getPlayerRadius()</text:p>
      <text:p text:style-name="P6"><text:span text:style-name="T14">Gibt den Radius des Balls bzw. eines Spielers zurück.</text:span></text:p>
      <text:p text:style-name="P4">Beispiel: </text:p>
      <text:p text:style-name="P7"><text:span text:style-name="T2">local</text:span> radius = <text:span text:style-name="T5">getBallRadius</text:span><text:span text:style-name="T15">()</text:span></text:p>
      <text:p text:style-name="P6"/>
      <text:p text:style-name="P6">setInitialPosition(i,xr,yr)</text:p>
      <text:p text:style-name="P4">Setzt die initiale Position für Spieler <text:span text:style-name="T10">i</text:span> der AI mithilfe der relativen Koordinaten <text:span text:style-name="T10">xr</text:span> und <text:span text:style-name="T10">yr</text:span>. Beide Koordinaten müssen zwischen 0 und 1 sein. Die Position (0,0) beschreibt die obere linke Ecke bzw. obere rechte Ecke der eigenen Spielfeldhälfte, während die Position (1,1) die untere linke Ecke bzw. untere rechte Ecke der eigenen Spielfeldhälfte <text:s/>beschreibt, abhängig davon ob von links nach rechts oder rechts nach links gespielt wird.</text:p>
      <text:p text:style-name="P4">Beispiel:</text:p>
      <text:p text:style-name="P7"><text:span text:style-name="T4">setInitialPosition</text:span>(1, 0.125, 0.25)</text:p>
      <text:p text:style-name="P7"><text:span text:style-name="T4">setInitialPosition</text:span>(2, 0.125, 0.75)</text:p>
      <text:p text:style-name="P7"><text:span text:style-name="T4">setInitialPosition</text:span>(3, 0.375, 0.25)</text:p>
      <text:p text:style-name="P7"><text:span text:style-name="T4">setInitialPosition</text:span>(4, 0.375, 0.75)</text:p>
      <text:p text:style-name="P6"><text:soft-page-break/></text:p>
      <text:p text:style-name="P6">getInitialPosition(i)</text:p>
      <text:p text:style-name="P4">Gibt die initiale Position für Spieler <text:span text:style-name="T10">i</text:span> der AI in absoluten Koordinaten zurück.</text:p>
      <text:p text:style-name="P4">Beispiel: </text:p>
      <text:p text:style-name="P7"><text:span text:style-name="T2">local</text:span> x,y = <text:span text:style-name="T4">getInitialPosition</text:span>(i)</text:p>
      <text:p text:style-name="P4"/>
      <text:p text:style-name="P6">getTeamScore()</text:p>
      <text:p text:style-name="P4">Gibt die Anzahl der erzielten Tore der AI zurück.</text:p>
      <text:p text:style-name="P4">Beispiel: </text:p>
      <text:p text:style-name="P7"><text:span text:style-name="T2">local</text:span> goalDiff = <text:span text:style-name="T4">getTeamScore</text:span>() - <text:span text:style-name="T4">getOpponentScore</text:span>()</text:p>
      <text:p text:style-name="P4"/>
      <text:p text:style-name="P6">getOpponentScore()</text:p>
      <text:p text:style-name="P4">Gibt die Anzahl der erzielten Tore des Gegners der AI zurück.</text:p>
      <text:p text:style-name="P4">Beispiel: </text:p>
      <text:p text:style-name="P7"><text:span text:style-name="T2">local</text:span> goalDiff = <text:span text:style-name="T4">getTeamScore</text:span>() - <text:span text:style-name="T4">getOpponentScore</text:span>()</text:p>
      <text:p text:style-name="P6"/>
      <text:p text:style-name="P6">getOuterRingWidth()</text:p>
      <text:p text:style-name="P4">Gibt die Breite des äußeren Rings auf dem sich nur Spieler bewegen können zurück.</text:p>
      <text:p text:style-name="P6"/>
      <text:p text:style-name="P6">getFieldWidth()</text:p>
      <text:p text:style-name="P4">Gibt die Spielfeldlänge zurück.</text:p>
      <text:p text:style-name="P4">Beispiel: </text:p>
      <text:p text:style-name="P7"><text:span text:style-name="T2">local</text:span> w = <text:span text:style-name="T4">getFieldWidth</text:span>()</text:p>
      <text:p text:style-name="P6"/>
      <text:p text:style-name="P6">getFieldHeight()</text:p>
      <text:p text:style-name="P4">Gibt die Spielfeldhöhe zurück.</text:p>
      <text:p text:style-name="P4">Beispiel: </text:p>
      <text:p text:style-name="P7"><text:span text:style-name="T2">local</text:span> w = <text:span text:style-name="T4">getFieldHeight</text:span>()</text:p>
      <text:p text:style-name="P6"/>
      <text:p text:style-name="P6">setBackNumber(i, n)</text:p>
      <text:p text:style-name="P4">Setzt die Rückennummer von Spieler <text:span text:style-name="T10">i</text:span> der AI auf <text:span text:style-name="T10">n</text:span>, sofern kein anderer Spieler diese Rückennummer besitzt. Rückennummer haben lediglich kosmetischen Effekt und beeinflussen das Spiel in keiner anderen Weise.</text:p>
      <text:p text:style-name="P4">Beispiel:</text:p>
      <text:p text:style-name="P7"><text:span text:style-name="T4">setBackNumber</text:span>(1, 7)</text:p>
      <text:p text:style-name="P7"><text:span text:style-name="T4">setBackNumber</text:span>(2, 12)</text:p>
      <text:p text:style-name="P7"><text:span text:style-name="T4">setBackNumber</text:span>(3, 17)</text:p>
      <text:p text:style-name="P7"><text:span text:style-name="T4">setBackNumber</text:span>(4, 21)</text:p>
      <text:p text:style-name="P7"/>
      <text:p text:style-name="P6">setPlayerName(i, name)</text:p>
      <text:p text:style-name="P4">Setzt den Namen von Spieler <text:span text:style-name="T10">i</text:span> der AI auf <text:span text:style-name="T10">name. </text:span><text:span text:style-name="T12">Name</text:span> haben lediglich kosmetischen Effekt und beeinflussen das Spiel in keiner anderen Weise.</text:p>
      <text:p text:style-name="P4">Beispiel:</text:p>
      <text:p text:style-name="P7"><text:span text:style-name="T4">setPlayerName</text:span>(1, <text:span text:style-name="T16">"Engelbert"</text:span>)</text:p>
      <text:p text:style-name="P7"><text:span text:style-name="T4">setPlayerName</text:span>(2, <text:span text:style-name="T16">"Günther"</text:span>)</text:p>
      <text:p text:style-name="P7"><text:span text:style-name="T4">setPlayerName</text:span>(3, <text:span text:style-name="T16">"Normbert"</text:span>)</text:p>
      <text:p text:style-name="P7"><text:span text:style-name="T4">setPlayerName</text:span>(4, <text:span text:style-name="T16">"Winfried"</text:span>)</text:p>
      <text:p text:style-name="P7"/>
      <text:p text:style-name="P6">canShoot()</text:p>
      <text:p text:style-name="P4">Gibt <text:span text:style-name="T10">true </text:span><text:span text:style-name="T12">zurück falls der Spieler </text:span>der AI schießen kann für den die update-Funktion momentan ausgeführt wird .</text:p>
      <text:p text:style-name="P4"/>
      <text:p text:style-name="P4"/>
      <text:p text:style-name="P6"><text:soft-page-break/>getMyPostPositions()</text:p>
      <text:p text:style-name="P4">Gibt die Positionen der Pfosten des eigenen Tores <text:span text:style-name="T12">zurück</text:span></text:p>
      <text:p text:style-name="P7"><text:span text:style-name="T2">local</text:span> topPostX, topPostY, bottomPostX, bottomPostY = <text:span text:style-name="T5">getMyPostPositions</text:span>()</text:p>
      <text:p text:style-name="P4"/>
      <text:p text:style-name="P6">getOpponentPostPositions()</text:p>
      <text:p text:style-name="P4">Gibt die Positionen der Pfosten des Gegnertores <text:span text:style-name="T12">zurück</text:span></text:p>
      <text:p text:style-name="P7"><text:span text:style-name="T2">local</text:span> topPostX, topPostY, bottomPostX, bottomPostY = <text:span text:style-name="T5">getOpponentPostPositions</text:span>()</text:p>
      <text:p text:style-name="P4"/>
      <text:p text:style-name="P6">getMyVelocity()</text:p>
      <text:p text:style-name="P6">getBallVelocity()</text:p>
      <text:p text:style-name="P6">getOpponentVelocity(i)</text:p>
      <text:p text:style-name="P6">getTeammateVelocity(i)</text:p>
      <text:p text:style-name="P4">Gibt den aktuellen Geschwindigkeitsvektor des Spielers, des Balles, eines Gegners oder eines Teamkameraden<text:span text:style-name="T10"> </text:span><text:span text:style-name="T12">zurück.</text:span></text:p>
      <text:p text:style-name="P7"><text:span text:style-name="T2">local</text:span> vx,vy = <text:span text:style-name="T5">getBallVelocity</text:span>(i)</text:p>
      <text:p text:style-name="P7"><text:span text:style-name="T2">local</text:span> ballSpeed = <text:span text:style-name="T4">vecLength</text:span>(vx,vy)</text:p>
      <text:p text:style-name="P7"/>
      <text:p text:style-name="P6">shoot()</text:p>
      <text:p text:style-name="P6">shoot(vx,vy,power)</text:p>
      <text:p text:style-name="P4">Lässt den Spieler der AI schießen für den die update-Funktion momentan ausgeführt wird, sofern er dem Ball nahe genug ist.</text:p>
      <text:p text:style-name="P4">Falls <text:span text:style-name="T10">vx,vy</text:span> und <text:span text:style-name="T10">power</text:span> angegeben sind, schießt der Spieler in die Richtung des Vektors <text:span text:style-name="T10">(vx,vy)</text:span> mit der Stärke von <text:span text:style-name="T10">power</text:span>. <text:span text:style-name="T10">power</text:span> ist hierbei eine Zahl zwischen 0 und 1, wobei 0 keine Stärke und 1 volle Stärke repräsentiert.</text:p>
      <text:p text:style-name="P6"/>
      <text:p text:style-name="P6">move(vx,vy)</text:p>
      <text:p text:style-name="P4">Gibt dem Spieler der AI einen Bewegungsimpuls in Richtung des Vektors <text:span text:style-name="T10">(vx,vy)</text:span> für den die update-Funktion momentan ausgeführt wird. Lediglich die Richtung des Vektors <text:span text:style-name="T10">(vx,vy)</text:span> spielt eine Rolle; die Länge hat keinen Effekt auf den Impuls.</text:p>
      <text:p text:style-name="P4">Beispiel:</text:p>
      <text:p text:style-name="P7"><text:span text:style-name="T2">local</text:span> x,y = <text:span text:style-name="T4">getMyPosition</text:span>()</text:p>
      <text:p text:style-name="P7"><text:span text:style-name="T2">local</text:span> bx,by = <text:span text:style-name="T4">getBallPosition</text:span>()</text:p>
      <text:p text:style-name="P7"><text:span text:style-name="T2">local</text:span> vx,vy = <text:span text:style-name="T4">vector</text:span>(x,y,bx,by)</text:p>
      <text:p text:style-name="P7"><text:span text:style-name="T2">move</text:span>(vx,vy)</text:p>
      <text:p text:style-name="P7"/>
      <text:p text:style-name="P6">restart()</text:p>
      <text:p text:style-name="P4">Startet die Partie neu nachdem die Zeit abgelaufen ist. <text:span text:style-name="T10">restart </text:span><text:span text:style-name="T12">kann nur in </text:span><text:span text:style-name="T10">finalize</text:span><text:span text:style-name="T12">() aufgerufen werden.</text:span><text:span text:style-name="T12"> </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2T20:39:56.94</meta:creation-date>
    <dc:date>2017-07-16T22:29:06.82</dc:date>
    <meta:editing-duration>PT10H35M48S</meta:editing-duration>
    <meta:editing-cycles>37</meta:editing-cycles>
    <meta:generator>OpenOffice/4.1.3$Win32 OpenOffice.org_project/413m1$Build-9783</meta:generator>
    <meta:document-statistic meta:table-count="0" meta:image-count="0" meta:object-count="0" meta:page-count="6" meta:paragraph-count="187" meta:word-count="1474" meta:character-count="10422"/>
  </office:meta>
</office:document-meta>
</file>